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3.00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2.4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35cm solid #669ccb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69ccb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</style:style>
    <style:style style:name="ce17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669ccb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2" office:value-type="string">
            <text:p>Rythme cardiaque au repos</text:p>
          </table:table-cell>
          <table:table-cell table:style-name="ce4" office:value-type="string">
            <text:p>Rythme cardiaque après l'échauffement</text:p>
          </table:table-cell>
          <table:table-cell table:style-name="ce4" office:value-type="string">
            <text:p>Rythme cardiaque à la fin du match</text:p>
          </table:table-cell>
          <table:table-cell/>
          <table:table-cell table:style-name="ce6" office:value-type="string">
            <text:p>TRAVAIL A REALISER:</text:p>
          </table:table-cell>
          <table:table-cell table:number-columns-repeated="7"/>
          <table:table-cell>
            <draw:frame table:end-cell-address="'503 Comp.'.W15" table:end-x="1.188cm" table:end-y="0.128cm" draw:z-index="0" draw:style-name="gr1" draw:text-style-name="P1" svg:width="15.993cm" svg:height="9.005cm" svg:x="0.301cm" svg:y="1.455cm">
              <draw:object draw:notify-on-update-of-ranges="'503 Comp.'.I12:'503 Comp.'.I14 '503 Comp.'.J12:'503 Comp.'.J14 '503 Comp.'.K12:'503 Comp.'.K14 '503 Comp.'.L12:'503 Comp.'.L14 '503 Comp.'.M12:'503 Comp.'.M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0"/>
        </table:table-row>
        <table:table-row table:style-name="ro2">
          <table:table-cell office:value-type="string">
            <text:p>G</text:p>
          </table:table-cell>
          <table:table-cell office:value-type="string">
            <text:p>TRAVERS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PENAGOS</text:p>
          </table:table-cell>
          <table:table-cell office:value-type="string">
            <text:p>Mathis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style-name="ce5"/>
          <table:table-cell office:value-type="string">
            <text:p>On se propose d'étudier cette série statistique afin de pouvoir l'exploiter par les SVT.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BLANCHARD</text:p>
          </table:table-cell>
          <table:table-cell office:value-type="string">
            <text:p>Jules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GUYOT</text:p>
          </table:table-cell>
          <table:table-cell office:value-type="string">
            <text:p>Nael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BERRET</text:p>
          </table:table-cell>
          <table:table-cell office:value-type="string">
            <text:p>Cecilia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FREIDA</text:p>
          </table:table-cell>
          <table:table-cell office:value-type="string">
            <text:p>Tom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ISMAILI</text:p>
          </table:table-cell>
          <table:table-cell office:value-type="string">
            <text:p>Taha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HADDAD</text:p>
          </table:table-cell>
          <table:table-cell office:value-type="string">
            <text:p>Isaac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BRANCO</text:p>
          </table:table-cell>
          <table:table-cell office:value-type="string">
            <text:p>Lucas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VILEO-BOYER</text:p>
          </table:table-cell>
          <table:table-cell office:value-type="string">
            <text:p>Hugo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/>
          <table:table-cell table:style-name="ce7" office:value-type="string">
            <text:p>AU REPO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BOUSSAGUET</text:p>
          </table:table-cell>
          <table:table-cell office:value-type="string">
            <text:p>Capucine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table:style-name="ce8" office:value-type="string">
            <text:p>Effectif</text:p>
          </table:table-cell>
          <table:table-cell table:style-name="ce14" office:value-type="float" office:value="9">
            <text:p>9,00</text:p>
          </table:table-cell>
          <table:table-cell table:style-name="ce14" office:value-type="float" office:value="11">
            <text:p>11,00</text:p>
          </table:table-cell>
          <table:table-cell table:style-name="ce14" office:value-type="float" office:value="6">
            <text:p>6,00</text:p>
          </table:table-cell>
          <table:table-cell table:number-columns-repeated="2" table:style-name="ce14" office:value-type="float" office:value="0">
            <text:p>0,00</text:p>
          </table:table-cell>
          <table:table-cell table:style-name="ce14" office:value-type="float" office:value="26">
            <text:p>26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PEREIRA</text:p>
          </table:table-cell>
          <table:table-cell office:value-type="string">
            <text:p>Mathys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/>
          <table:table-cell table:style-name="ce9" office:value-type="string">
            <text:p>Fréquence</text:p>
          </table:table-cell>
          <table:table-cell table:style-name="ce15" office:value-type="float" office:value="0.35">
            <text:p>0,35</text:p>
          </table:table-cell>
          <table:table-cell table:style-name="ce15" office:value-type="float" office:value="0.42">
            <text:p>0,42</text:p>
          </table:table-cell>
          <table:table-cell table:style-name="ce15" office:value-type="float" office:value="0.23">
            <text:p>0,23</text:p>
          </table:table-cell>
          <table:table-cell table:number-columns-repeated="2" table:style-name="ce15" office:value-type="float" office:value="0">
            <text:p>0,00</text:p>
          </table:table-cell>
          <table:table-cell table:style-name="ce15" office:value-type="float" office:value="1">
            <text:p>1,00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GUINARD- -DUBUS</text:p>
          </table:table-cell>
          <table:table-cell office:value-type="string">
            <text:p>Anaëlle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/>
          <table:table-cell table:style-name="ce10" office:value-type="string">
            <text:p>Fréquence en %</text:p>
          </table:table-cell>
          <table:table-cell table:style-name="ce16" office:value-type="float" office:value="35">
            <text:p>35,00</text:p>
          </table:table-cell>
          <table:table-cell table:style-name="ce16" office:value-type="float" office:value="42">
            <text:p>42,00</text:p>
          </table:table-cell>
          <table:table-cell table:style-name="ce16" office:value-type="float" office:value="23">
            <text:p>23,00</text:p>
          </table:table-cell>
          <table:table-cell table:style-name="ce16" office:value-type="float" office:value="0">
            <text:p>0,00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1">
            <text:p>101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AUZARD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ABOH-BOIS </text:p>
          </table:table-cell>
          <table:table-cell office:value-type="string">
            <text:p>Oceane 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FINOEL</text:p>
          </table:table-cell>
          <table:table-cell office:value-type="string">
            <text:p>Enzo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string">
            <text:p>RIEN</text:p>
          </table:table-cell>
          <table:table-cell/>
          <table:table-cell table:style-name="ce7" office:value-type="string">
            <text:p>APRE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210</text:p>
          </table:table-cell>
          <table:table-cell table:style-name="ce13" office:value-type="string">
            <text:p>Total</text:p>
          </table:table-cell>
          <table:table-cell/>
          <table:table-cell>
            <draw:frame table:end-cell-address="'503 Comp.'.W31" table:end-x="1.149cm" table:end-y="0.12cm" draw:z-index="1" draw:style-name="gr1" draw:text-style-name="P1" svg:width="15.994cm" svg:height="8.966cm" svg:x="0.261cm" svg:y="0.081cm">
              <draw:object draw:notify-on-update-of-ranges="'503 Comp.'.I18:'503 Comp.'.I20 '503 Comp.'.J18:'503 Comp.'.J20 '503 Comp.'.K18:'503 Comp.'.K20 '503 Comp.'.L18:'503 Comp.'.L20 '503 Comp.'.M18:'503 Comp.'.M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40"/>
        </table:table-row>
        <table:table-row table:style-name="ro2">
          <table:table-cell office:value-type="string">
            <text:p>F</text:p>
          </table:table-cell>
          <table:table-cell office:value-type="string">
            <text:p>CHIGNAGUET</text:p>
          </table:table-cell>
          <table:table-cell office:value-type="string">
            <text:p>Anna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/>
          <table:table-cell table:style-name="ce8" office:value-type="string">
            <text:p>Effectif</text:p>
          </table:table-cell>
          <table:table-cell table:number-columns-repeated="2" table:style-name="ce14" office:value-type="float" office:value="0">
            <text:p>0,00</text:p>
          </table:table-cell>
          <table:table-cell table:style-name="ce14" office:value-type="float" office:value="8">
            <text:p>8,00</text:p>
          </table:table-cell>
          <table:table-cell table:style-name="ce14" office:value-type="float" office:value="10">
            <text:p>10,00</text:p>
          </table:table-cell>
          <table:table-cell table:style-name="ce14" office:value-type="float" office:value="1">
            <text:p>1,00</text:p>
          </table:table-cell>
          <table:table-cell table:style-name="ce14" office:value-type="float" office:value="19">
            <text:p>19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LAFARGUE</text:p>
          </table:table-cell>
          <table:table-cell office:value-type="string">
            <text:p>Thomas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/>
          <table:table-cell table:style-name="ce9" office:value-type="string">
            <text:p>Fréquence</text:p>
          </table:table-cell>
          <table:table-cell table:style-name="ce15" office:value-type="float" office:value="1">
            <text:p>1,00</text:p>
          </table:table-cell>
          <table:table-cell table:style-name="ce15" office:value-type="float" office:value="0">
            <text:p>0,00</text:p>
          </table:table-cell>
          <table:table-cell table:style-name="ce15" office:value-type="float" office:value="0.42">
            <text:p>0,42</text:p>
          </table:table-cell>
          <table:table-cell table:style-name="ce15" office:value-type="float" office:value="0.53">
            <text:p>0,53</text:p>
          </table:table-cell>
          <table:table-cell table:style-name="ce15" office:value-type="float" office:value="0.05">
            <text:p>0,05</text:p>
          </table:table-cell>
          <table:table-cell table:style-name="ce15" office:value-type="float" office:value="2">
            <text:p>2,00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INO</text:p>
          </table:table-cell>
          <table:table-cell office:value-type="string">
            <text:p>Clotilde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20">
            <text:p>320</text:p>
          </table:table-cell>
          <table:table-cell/>
          <table:table-cell table:style-name="ce10" office:value-type="string">
            <text:p>Fréquence en %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0">
            <text:p>0,00</text:p>
          </table:table-cell>
          <table:table-cell table:style-name="ce16" office:value-type="float" office:value="42">
            <text:p>42,00</text:p>
          </table:table-cell>
          <table:table-cell table:style-name="ce16" office:value-type="float" office:value="53">
            <text:p>53,00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200">
            <text:p>200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EPOUPA</text:p>
          </table:table-cell>
          <table:table-cell office:value-type="string">
            <text:p>Nawa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ERROY</text:p>
          </table:table-cell>
          <table:table-cell office:value-type="string">
            <text:p>Mathilde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DESPONS</text:p>
          </table:table-cell>
          <table:table-cell office:value-type="string">
            <text:p>Gladys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RIEN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BOCK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table:style-name="ce11" office:value-type="string">
            <text:p>MOYENNE</text:p>
          </table:table-cell>
          <table:table-cell table:style-name="ce17" office:value-type="string">
            <text:p>Au repos </text:p>
          </table:table-cell>
          <table:table-cell table:style-name="ce17" office:value-type="string">
            <text:p>Après échauffement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OTIRON</text:p>
          </table:table-cell>
          <table:table-cell office:value-type="string">
            <text:p>Samuel-Chaka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string">
            <text:p>RIEN</text:p>
          </table:table-cell>
          <table:table-cell/>
          <table:table-cell table:style-name="ce12" office:value-type="string">
            <text:p>Moyenne Garçon</text:p>
          </table:table-cell>
          <table:table-cell table:style-name="ce18" office:value-type="float" office:value="55.667">
            <text:p>55,667</text:p>
          </table:table-cell>
          <table:table-cell table:style-name="ce18" office:value-type="float" office:value="113.2">
            <text:p>113,2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RODRIGUES DE AMORIN</text:p>
          </table:table-cell>
          <table:table-cell office:value-type="string">
            <text:p>Leylou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83">
            <text:p>83</text:p>
          </table:table-cell>
          <table:table-cell/>
          <table:table-cell table:style-name="ce12" office:value-type="string">
            <text:p>Moyenne Fille</text:p>
          </table:table-cell>
          <table:table-cell table:style-name="ce18" office:value-type="float" office:value="66.7273">
            <text:p>66,7273</text:p>
          </table:table-cell>
          <table:table-cell table:style-name="ce18" office:value-type="float" office:value="137.54545">
            <text:p>137,54545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GLAZER</text:p>
          </table:table-cell>
          <table:table-cell office:value-type="string">
            <text:p>Toucayana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/>
          <table:table-cell table:style-name="ce12" office:value-type="string">
            <text:p>Moyenne classe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123.5">
            <text:p>123,5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AUDUBERT</text:p>
          </table:table-cell>
          <table:table-cell office:value-type="string">
            <text:p>Coralie</text:p>
          </table:table-cell>
          <table:table-cell table:number-columns-repeated="253"/>
        </table:table-row>
        <table:table-row table:style-name="ro2">
          <table:table-cell office:value-type="string">
            <text:p>F</text:p>
          </table:table-cell>
          <table:table-cell office:value-type="string">
            <text:p>CHAMPEAU EL ALAMI</text:p>
          </table:table-cell>
          <table:table-cell office:value-type="string">
            <text:p>Soumeya</text:p>
          </table:table-cell>
          <table:table-cell table:number-columns-repeated="253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250"/>
        </table:table-row>
      </table:table>
      <table:database-ranges>
        <table:database-range table:target-range-address="'503 Comp.'.A1:'503 Comp.'.F2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 </number:text>
    </number:number-style>
    <number:number-style style:name="N109">
      <number:text>(</number:text>
      <number:number number:decimal-places="0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 </number:text>
    </number:number-style>
    <number:number-style style:name="N112">
      <number:text>(</number:text>
      <number:number number:decimal-places="2" number:min-integer-digits="1" number:grouping="true"/>
      <number:text> €)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 (</number:text>
      <number:number number:decimal-places="0" number:min-integer-digits="1" number:grouping="true"/>
      <number:text>)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 (</number:text>
      <number:number number:decimal-places="2" number:min-integer-digits="1" number:grouping="true"/>
      <number:text>)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€ </number:text>
    </number:number-style>
    <number:number-style style:name="N133P1" style:volatile="true">
      <number:text> (</number:text>
      <number:number number:decimal-places="2" number:min-integer-digits="1" number:grouping="true"/>
      <number:text>) € </number:text>
    </number:number-style>
    <number:number-style style:name="N133P2" style:volatile="true">
      <number:text> -</number:text>
      <number:number number:decimal-places="0" number:min-integer-digits="0"/>
      <number:text> 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28/11/2016</text:date>, <text:time>15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date>2016-11-28T15:52:34.78</dc:date>
    <meta:print-date>2016-10-08T15:38:03</meta:print-date>
    <meta:generator>OpenOffice/4.0.1$Win32 OpenOffice.org_project/401m5$Build-9714</meta:generator>
    <meta:document-statistic meta:table-count="1" meta:cell-count="2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3.599cm" svg:y="3.143cm" style:legend-expansion="high" chart:style-name="ch2"/>
        <chart:plot-area chart:style-name="ch3" table:cell-range-address="'503 Comp.'.I12:'503 Comp.'.M14" svg:x="0.769cm" svg:y="0.855cm" svg:width="12.192cm" svg:height="7.551cm">
          <chartooo:coordinate-region svg:x="1.867cm" svg:y="1.067cm" svg:width="11.094cm" svg:height="6.6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3 Comp.'.I12:'503 Comp.'.I14" chart:class="chart:bar">
            <chart:data-point chart:repeated="3"/>
          </chart:series>
          <chart:series chart:style-name="ch8" chart:values-cell-range-address="'503 Comp.'.J12:'503 Comp.'.J14" chart:class="chart:bar">
            <chart:data-point chart:repeated="3"/>
          </chart:series>
          <chart:series chart:style-name="ch9" chart:values-cell-range-address="'503 Comp.'.K12:'503 Comp.'.K14" chart:class="chart:bar">
            <chart:data-point chart:repeated="3"/>
          </chart:series>
          <chart:series chart:style-name="ch10" chart:values-cell-range-address="'503 Comp.'.L12:'503 Comp.'.L14" chart:class="chart:bar">
            <chart:data-point chart:repeated="3"/>
          </chart:series>
          <chart:series chart:style-name="ch11" chart:values-cell-range-address="'503 Comp.'.M12:'503 Comp.'.M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503 Comp.'.I12:'503 Comp.'.I14</svg:desc>
                </draw:g>
              </table:table-cell>
              <table:table-cell office:value-type="float" office:value="11">
                <text:p>11</text:p>
                <draw:g>
                  <svg:desc>'503 Comp.'.J12:'503 Comp.'.J14</svg:desc>
                </draw:g>
              </table:table-cell>
              <table:table-cell office:value-type="float" office:value="6">
                <text:p>6</text:p>
                <draw:g>
                  <svg:desc>'503 Comp.'.K12:'503 Comp.'.K14</svg:desc>
                </draw:g>
              </table:table-cell>
              <table:table-cell office:value-type="float" office:value="0">
                <text:p>0</text:p>
                <draw:g>
                  <svg:desc>'503 Comp.'.L12:'503 Comp.'.L14</svg:desc>
                </draw:g>
              </table:table-cell>
              <table:table-cell office:value-type="float" office:value="0">
                <text:p>0</text:p>
                <draw:g>
                  <svg:desc>'503 Comp.'.M12:'503 Comp.'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42">
                <text:p>0.4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67cm" xlink:href=".." xlink:type="simple" chart:class="chart:bar" chart:style-name="ch1">
        <chart:legend chart:legend-position="end" svg:x="13.6cm" svg:y="3.123cm" style:legend-expansion="high" chart:style-name="ch2"/>
        <chart:plot-area chart:style-name="ch3" table:cell-range-address="'503 Comp.'.I18:'503 Comp.'.M20" svg:x="0.769cm" svg:y="0.851cm" svg:width="12.193cm" svg:height="7.517cm">
          <chartooo:coordinate-region svg:x="2.052cm" svg:y="1.063cm" svg:width="10.91cm" svg:height="6.6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3 Comp.'.I18:'503 Comp.'.I20" chart:class="chart:bar">
            <chart:data-point chart:repeated="3"/>
          </chart:series>
          <chart:series chart:style-name="ch8" chart:values-cell-range-address="'503 Comp.'.J18:'503 Comp.'.J20" chart:class="chart:bar">
            <chart:data-point chart:repeated="3"/>
          </chart:series>
          <chart:series chart:style-name="ch9" chart:values-cell-range-address="'503 Comp.'.K18:'503 Comp.'.K20" chart:class="chart:bar">
            <chart:data-point chart:repeated="3"/>
          </chart:series>
          <chart:series chart:style-name="ch10" chart:values-cell-range-address="'503 Comp.'.L18:'503 Comp.'.L20" chart:class="chart:bar">
            <chart:data-point chart:repeated="3"/>
          </chart:series>
          <chart:series chart:style-name="ch11" chart:values-cell-range-address="'503 Comp.'.M18:'503 Comp.'.M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3 Comp.'.I18:'503 Comp.'.I20</svg:desc>
                </draw:g>
              </table:table-cell>
              <table:table-cell office:value-type="float" office:value="0">
                <text:p>0</text:p>
                <draw:g>
                  <svg:desc>'503 Comp.'.J18:'503 Comp.'.J20</svg:desc>
                </draw:g>
              </table:table-cell>
              <table:table-cell office:value-type="float" office:value="8">
                <text:p>8</text:p>
                <draw:g>
                  <svg:desc>'503 Comp.'.K18:'503 Comp.'.K20</svg:desc>
                </draw:g>
              </table:table-cell>
              <table:table-cell office:value-type="float" office:value="10">
                <text:p>10</text:p>
                <draw:g>
                  <svg:desc>'503 Comp.'.L18:'503 Comp.'.L20</svg:desc>
                </draw:g>
              </table:table-cell>
              <table:table-cell office:value-type="float" office:value="1">
                <text:p>1</text:p>
                <draw:g>
                  <svg:desc>'503 Comp.'.M18:'503 Comp.'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53">
                <text:p>0.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